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 right there. Step away from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re you are, at last〜! You've kept me
waiting〜!</text:p>
          </table:table-cell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naphylactic state...! And a rather potent
one, at that...</text:p>
          </table:table-cell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are you hoping to achieve by
attacking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ttacking?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 office:value-type="string">
            <text:p>Why would you think I was doing that?</text:p>
          </table:table-cell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ell, that's the info we g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gateway that stands before White Carat
has the power to repel all those that have
Magic running through their vei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is attempting to break it and enter
into the palace.”</text:p>
          </table:table-cell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I have been doing my best to break down
that gate, but that doesn't mean I'm planning
on demolishing the building itself〜!</text:p>
          </table:table-cell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, what exactly are you plannin'?</text:p>
          </table:table-cell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〜, look, I'm pretty much finished with my
Magic-related research at this point.</text:p>
          </table:table-cell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 office:value-type="string">
            <text:p>I was just thinking it was about time to move
onto the next step.</text:p>
          </table:table-cell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gic-related... next step...?</text:p>
          </table:table-cell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tell me... your reason for coming here...</text:p>
          </table:table-cell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is, of course, for no other reason than
“Seraphia”〜!</text:p>
          </table:table-cell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are trying to get your hands on not just
Magic, but on Seraphia as well?!</text:p>
          </table:table-cell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 Greedyyy.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... never let you get away with something
like that!</text:p>
          </table:table-cell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s it even possible to hold both
Magic and Seraphia in the same body at once...?</text:p>
          </table:table-cell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o knows〜?</text:p>
          </table:table-cell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 office:value-type="string">
            <text:p>Magic and Seraphia are two opposing forces,
so I wouldn't have thought so.</text:p>
          </table:table-cell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 office:value-type="string">
            <text:p>But, you know, isn't the point of being a
scientist to try and find a way to make the
impossible possible?</text:p>
          </table:table-cell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nice thought and all, but what you're
doing isn't really nice at all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allow her to pierce the gateway
and lay siege to the Heavenly Pal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We must keep her at bay at all costs...!”</text:p>
          </table:table-cell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 definitely looks strong, but there's only
one of her, so you should be able to win,
Riiight?</text:p>
          </table:table-cell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that's not necessarily true.</text:p>
          </table:table-cell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 office:value-type="string">
            <text:p>She's cooperating with Blue Carat's team. They
might be hidden somewhere around here, just
waiting for their chance.</text:p>
          </table:table-cell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Blue Carat? Ahh, you've got it all wrong.</text:p>
          </table:table-cell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 office:value-type="string">
            <text:p>Now that my Magic research is complete, I don't
have any need for those girls anymore.</text:p>
          </table:table-cell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 office:value-type="string">
            <text:p>I almost feel a little sorry for them, but I
had to send them packing just earlier〜.</text:p>
          </table:table-cell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did you say?!</text:p>
          </table:table-cell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nt up against the both of them, and
won...?!</text:p>
          </table:table-cell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... t... too much power...!</text:p>
          </table:table-cell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wonder about that〜. I've heard on the
grapevine that the demon world has even more
troublesome families in store.</text:p>
          </table:table-cell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 office:value-type="string">
            <text:p>Well, that's how it is! So don't go getting any
funny ideas about putting up a fight, okay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Kh... this is absurd...!”</text:p>
          </table:table-cell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wonder how that antimagic is coming along...?</text:p>
          </table:table-cell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The antimagic is our only way out of
this situation.</text:p>
          </table:table-cell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 office:value-type="string">
            <text:p>We have no choice but to keep talking and buy
some time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m... topics, topics...!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uhh... White Carat-san...</text:p>
          </table:table-cell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 office:value-type="string">
            <text:p>Th-The weather's lookin' pretty good today,
huh?</text:p>
          </table:table-cell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d you just say something about the weather?</text:p>
          </table:table-cell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h, uhh...</text:p>
          </table:table-cell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 office:value-type="string">
            <text:p>D-Do you like tasty food?!</text:p>
          </table:table-cell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all this? Coming out with talk of the
weather and food like that!</text:p>
          </table:table-cell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 office:value-type="string">
            <text:p>Are you asking me to become a farmer??</text:p>
          </table:table-cell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-Farmer... yeah, well, uhh...</text:p>
          </table:table-cell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 office:value-type="string">
            <text:p>Agriculture's a kinda science, right?! That's
what I mean!</text:p>
          </table:table-cell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h! Now we're talking!</text:p>
          </table:table-cell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 office:value-type="string">
            <text:p>I've gotta tell you, agriculture's all I can
think of whenever I go on a trip to the
Eastlands〜!</text:p>
          </table:table-cell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at worked, for some reason...)</text:p>
          </table:table-cell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know, soil for the purpose of planting seeds
are known scientifically as...</text:p>
          </table:table-cell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 one, Hamuko, Tomocchi...!</text:p>
          </table:table-cell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now we just have to stretch this subject
out as long as we can...</text:p>
          </table:table-cell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ps, I got a little off-topic there.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 office:value-type="string">
            <text:p>Well, with that said, there's nothing you kids
can help me with anymore, so...</text:p>
          </table:table-cell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 office:value-type="string">
            <text:p>Sorry about this, but would you mind taking
a blow for me〜?</text:p>
          </table:table-cell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king conversation is Haaard.</text:p>
          </table:table-cell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f it's come to this, we have no choice
but to fight back...!</text:p>
          </table:table-cell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ry and do whatever we can!</text:p>
          </table:table-cell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have no idea what you're thinking, but...</text:p>
          </table:table-cell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 office:value-type="string">
            <text:p>It's a little too late in the game for you to
be doing anything.</text:p>
          </table:table-cell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eeh... so strong...!</text:p>
          </table:table-cell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an't believe there's such a huge gap
between our powers...</text:p>
          </table:table-cell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 Huuurt!! I didn't hear anything about
the support taking any Damaaage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How can this be...!”</text:p>
          </table:table-cell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's the stuff! You understand now, don't
you〜?</text:p>
          </table:table-cell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 office:value-type="string">
            <text:p>There's no one else left who can get in the
way of my research〜!</text:p>
          </table:table-cell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gh... we underestimated her...</text:p>
          </table:table-cell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ur only safe option is to take a step back...!</text:p>
          </table:table-cell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 office:value-type="string">
            <text:p>Team, fall back...</text:p>
          </table:table-cell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h〜?</text:p>
          </table:table-cell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 office:value-type="string">
            <text:p>Don't think I'll be letting you escape〜!</text:p>
          </table:table-cell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 office:value-type="string">
            <text:p>As wielders of Seraphia, you guys are the only
ones with the power to pose me a threat.</text:p>
          </table:table-cell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 office:value-type="string">
            <text:p>I'd hate to think what might happen if I didn't
give you a good hiding here and now〜!</text:p>
          </table:table-cell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u... it's over...</text:p>
          </table:table-cell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this... a hypodermic needle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 office:value-type="string">
            <text:p>Map433</text:p>
          </table:table-cell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being patient, everyone.</text:p>
          </table:table-cell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!!</text:p>
          </table:table-cell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umii... that needle...</text:p>
          </table:table-cell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all about your research into obtaining
Magic while suppressing manaphylaxis...</text:p>
          </table:table-cell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 office:value-type="string">
            <text:p>...That is to say, the top-secret “Spell
Enchanter” that you were developing.</text:p>
          </table:table-cell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 office:value-type="string">
            <text:p>This is the pharmaceutical that I developed
as a countermeasure.</text:p>
          </table:table-cell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and not a moment too soon!</text:p>
          </table:table-cell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shoe's on the other foot, now!!</text:p>
          </table:table-cell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ara〜, looks like I made a little
miscalculation〜...</text:p>
          </table:table-cell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 office:value-type="string">
            <text:p>Hey, Lumii, what say you lend me a little of
that wonderful brainpower of yours?</text:p>
          </table:table-cell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 thank you.</text:p>
          </table:table-cell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 office:value-type="string">
            <text:p>Your science serves nothing but your own
selfish desires.</text:p>
          </table:table-cell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ubborn as ever, I see〜. Well, I thought you'd
say that.</text:p>
          </table:table-cell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te Carat's just an ordinary human right now,
isn't she?</text:p>
          </table:table-cell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 office:value-type="string">
            <text:p>This is our chance to capture her!</text:p>
          </table:table-cell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ime for an all-out Attaaack!!</text:p>
          </table:table-cell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now, let's not be so hasty.</text:p>
          </table:table-cell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 office:value-type="string">
            <text:p>Losing my power certainly isn't something I
foresaw, but I always come prepared for
situations like this.</text:p>
          </table:table-cell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 office:value-type="string">
            <text:p>For example, cliché as it is...</text:p>
          </table:table-cell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skedaddling〜〜〜〜!!
That dirt-bag's deploying a dazzling device, and
deftly disappearing〜〜〜!!</text:p>
          </table:table-cell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 office:value-type="string">
            <text:p>White Carat
“You win this time, but do look forward to
my next attack〜!”</text:p>
          </table:table-cell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 office:value-type="string">
            <text:p>White Carat
“Bye byyyyye〜!”</text:p>
          </table:table-cell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 man, that's too bad...</text:p>
          </table:table-cell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e cannot have gone far! Let us chase after
her!</text:p>
          </table:table-cell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 should give up on that idea.</text:p>
          </table:table-cell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This is our shot.</text:p>
          </table:table-cell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 injected her with was an incomplete
product I made just to make it here in time.</text:p>
          </table:table-cell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 office:value-type="string">
            <text:p>The effects will wear off in about thirty
minutes.</text:p>
          </table:table-cell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 office:value-type="string">
            <text:p>Even if we were able to capture and restrain
her, she would quickly regain her power. Then
we'd be in trouble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he case, then there's no helping it.</text:p>
          </table:table-cell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 office:value-type="string">
            <text:p>Either way, thanks for saving us, Lumii-san!</text:p>
          </table:table-cell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-ee〜, we were sure in a pickle, huh!</text:p>
          </table:table-cell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omplete or not, we wouldn't be standing here
right now if it weren't for your antimagic.</text:p>
          </table:table-cell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as the least I could do.</text:p>
          </table:table-cell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 office:value-type="string">
            <text:p>Now then, I should get back to completing the
full product so that we can totally neutralize
White Carat's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utcome of our next meeting with White
Carat rests in your han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 a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, having escaped calamity by the skin of
our teeth, I plan to return to the castle in
order to report to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 will your next move be?”</text:p>
          </table:table-cell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good question.</text:p>
          </table:table-cell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ay I suggest something?</text:p>
          </table:table-cell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 office:value-type="string">
            <text:p>Actually, aside from the antimagic, there is
one more thing I can think of that might be
worth making.</text:p>
          </table:table-cell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other than the antimagic? Whatever
could it be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imply put, a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 office:value-type="string">
            <text:p>We've always been forced to react to sightings
of the enemy, this time included.</text:p>
          </table:table-cell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However, if we were able to determine the
point of origin of the Magical power generated
by the three Carats, we should be able to sense
their movements.</text:p>
          </table:table-cell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basically, it'll make it so we can find them
before they find Uuus?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quipment that could grasp the enemy's
position and movements would certainly be
significant.</text:p>
          </table:table-cell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 office:value-type="string">
            <text:p>Are you saying this is within your power
to build?</text:p>
          </table:table-cell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oretically.</text:p>
          </table:table-cell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 office:value-type="string">
            <text:p>However, there is something that I would have
to rely on you to do for me.</text:p>
          </table:table-cell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I figured as much.</text:p>
          </table:table-cell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terial-gatherin', right?</text:p>
          </table:table-cell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are two items I need.
The first is a mineral that reacts strongly
to the presence of Magic: “Detonium”.</text:p>
          </table:table-cell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 office:value-type="string">
            <text:p>The other is a “Lerig ・ Ias Scale”, for
stabilizing that mineral.</text:p>
          </table:table-cell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 office:value-type="string">
            <text:p>Both items will be difficult to obtain.</text:p>
          </table:table-cell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 have no idea how to get either.</text:p>
          </table:table-cell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worry. While they'll be difficult to
procure, I know where you can get them. In fact,
both can be found here in the Westlands.</text:p>
          </table:table-cell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 office:value-type="string">
            <text:p>The Detonium at “Dasupu Marsh”, and the
Lerig ・ Ias Scale in the “Balkad Ruins”, both
from the monsters that reside there.</text:p>
          </table:table-cell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Knowing the locations will speed things up.</text:p>
          </table:table-cell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gather them right away!</text:p>
          </table:table-cell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not finished yet.</text:p>
          </table:table-cell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 office:value-type="string">
            <text:p>I think you, as the Heavenly Maidens, are more
than capable of reaching the Detonium in
Dasupu Marsh, eliminating the monsters along
the way.</text:p>
          </table:table-cell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 office:value-type="string">
            <text:p>The monster in Balkad Ruins known as Lerig ・
Ias will be the real problem.</text:p>
          </table:table-cell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 office:value-type="string">
            <text:p>I hear it is an extremely timid creature that
seldom appears in front of people.</text:p>
          </table:table-cell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sure we can find it if we go over those
ruins with a fine-tooth Cooomb!</text:p>
          </table:table-cell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not the only thing.</text:p>
          </table:table-cell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 office:value-type="string">
            <text:p>Getting into Balkad Ruins requires that you
pass through the colony of a certain species.</text:p>
          </table:table-cell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a problem?</text:p>
          </table:table-cell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onestly, I don't know much about this race
myself.</text:p>
          </table:table-cell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 office:value-type="string">
            <text:p>Only that they are extremely dangerous...</text:p>
          </table:table-cell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aren't human?</text:p>
          </table:table-cell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 they appear humanoid, or not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 office:value-type="string">
            <text:p>You'll have to excuse me, because I don't really
know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 office:value-type="string">
            <text:p>The point is, you can't enter Balkad Ruins
without passing through this highly deadly
tribe of creatures.</text:p>
          </table:table-cell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exactly how dangerous they could
be, but...</text:p>
          </table:table-cell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re's only one way to find out, Riiight?</text:p>
          </table:table-cell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I'm sure we can manage just fine!</text:p>
          </table:table-cell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In that case, let's set out in search
of the materials required for the Magic
detection device:</text:p>
          </table:table-cell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 office:value-type="string">
            <text:p>The “Detonium” and the “Lerig ・ Ias Scale”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reach Dasupu Marsh and Balkad Ruins
by taking the road towards Rūjī Ruins and
turning nor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Balkad Ruins lie at the end of a
forest. The dangerous settlement in question
lies somewhere among the tre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Remain vigilant.”</text:p>
          </table:table-cell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et ourselves ready and make a move!</text:p>
          </table:table-cell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guard that has been sent flying. The
distance was just over two-thousand meters.</text:p>
          </table:table-cell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uard has been blown five-hundred meters
a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